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2099da" officeooo:paragraph-rsid="002099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2099da" officeooo:paragraph-rsid="0022900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22900d" officeooo:paragraph-rsid="0022900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officeooo:rsid="001b734a" officeooo:paragraph-rsid="002099da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 fo:break-before="page"/>
      <style:text-properties style:font-name="Arial" fo:font-size="12pt" officeooo:rsid="00269dd3" officeooo:paragraph-rsid="00269dd3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2pt" officeooo:rsid="00269dd3" officeooo:paragraph-rsid="00269dd3" style:font-size-asian="12pt" style:font-size-complex="12pt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style:font-name="Arial" fo:font-size="12pt" officeooo:rsid="00269dd3" officeooo:paragraph-rsid="0026afde" style:font-size-asian="12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officeooo:rsid="0026afde" officeooo:paragraph-rsid="0026afde" style:font-size-asian="12pt" style:font-size-complex="12pt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Arial" fo:font-size="12pt" fo:font-weight="bold" officeooo:rsid="00238538" officeooo:paragraph-rsid="00238538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Arial" fo:font-size="12pt" officeooo:rsid="002099da" officeooo:paragraph-rsid="00238538" style:font-size-asian="12pt" style:font-size-complex="12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Arial" fo:font-size="12pt" officeooo:rsid="00238538" officeooo:paragraph-rsid="00238538" style:font-size-asian="12pt" style:font-size-complex="12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Arial" fo:font-size="12pt" officeooo:rsid="0022900d" officeooo:paragraph-rsid="0022900d" style:font-size-asian="12pt" style:font-size-complex="12pt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style:font-name="Arial" fo:font-size="12pt" officeooo:rsid="0026afde" officeooo:paragraph-rsid="0026afde" style:font-size-asian="12pt" style:font-size-complex="12pt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style:font-name="Arial" fo:font-size="12pt" officeooo:rsid="0026afde" officeooo:paragraph-rsid="0028659a" style:font-size-asian="12pt" style:font-size-complex="12pt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style:font-name="Arial" fo:font-size="12pt" officeooo:rsid="00297bee" officeooo:paragraph-rsid="00297bee" style:font-size-asian="12pt" style:font-size-complex="12pt"/>
    </style:style>
    <style:style style:name="P16" style:family="paragraph" style:parent-style-name="Standard" style:list-style-name="L2">
      <style:paragraph-properties fo:line-height="150%" fo:text-align="start" style:justify-single-word="false"/>
      <style:text-properties style:font-name="Arial" fo:font-size="12pt" style:text-underline-style="solid" style:text-underline-width="auto" style:text-underline-color="font-color" officeooo:rsid="00297bee" officeooo:paragraph-rsid="00297bee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38538"/>
    </style:style>
    <style:style style:name="T3" style:family="text">
      <style:text-properties officeooo:rsid="0028659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ortada">
        <text:p text:style-name="P2">JBlue – Manual de usuario</text:p>
        <text:p text:style-name="P3">Versión 2023.</text:p>
      </text:section>
      <text:p text:style-name="P1"/>
      <text:p text:style-name="P4"/>
      <text:section text:style-name="Sect1" text:name="Indice">
        <text:p text:style-name="P9">Indice.</text:p>
        <text:list text:style-name="L1">
          <text:list-item>
            <text:p text:style-name="P10">Configuraciones e requisitos de instalación.</text:p>
          </text:list-item>
          <text:list-item>
            <text:p text:style-name="P10">¿Que es “JBlue”?</text:p>
            <text:list>
              <text:list-item>
                <text:p text:style-name="P11">Funciones principales.</text:p>
              </text:list-item>
            </text:list>
          </text:list-item>
          <text:list-item>
            <text:p text:style-name="P12">Vistas principales.</text:p>
            <text:list>
              <text:list-item>
                <text:p text:style-name="P12">Inicio de sesion.</text:p>
              </text:list-item>
              <text:list-item>
                <text:p text:style-name="P12">Menú Principal.</text:p>
                <text:list>
                  <text:list-item>
                    <text:p text:style-name="P11">Cobros.</text:p>
                  </text:list-item>
                  <text:list-item>
                    <text:p text:style-name="P11">Listado de</text:p>
                    <text:list>
                      <text:list-item>
                        <text:p text:style-name="P11">Deudores.</text:p>
                      </text:list-item>
                      <text:list-item>
                        <text:p text:style-name="P11">Cortes.</text:p>
                      </text:list-item>
                    </text:list>
                  </text:list-item>
                  <text:list-item>
                    <text:p text:style-name="P11">Buscador de usuarios.</text:p>
                  </text:list-item>
                </text:list>
              </text:list-item>
              <text:list-item>
                <text:p text:style-name="P12">Menú del manejo dela base de datos.</text:p>
                <text:list>
                  <text:list-item>
                    <text:p text:style-name="P11">Usuarios.</text:p>
                    <text:list>
                      <text:list-item>
                        <text:p text:style-name="P11">Consumidores.</text:p>
                      </text:list-item>
                      <text:list-item>
                        <text:p text:style-name="P11">Titulares.</text:p>
                      </text:list-item>
                    </text:list>
                  </text:list-item>
                </text:list>
              </text:list-item>
              <text:list-item>
                <text:p text:style-name="P12">Menú del <text:span text:style-name="T1">tesor</text:span><text:span text:style-name="T2">e</text:span><text:span text:style-name="T1">ro</text:span>.</text:p>
              </text:list-item>
              <text:list-item>
                <text:p text:style-name="P12">Menú del presidente.</text:p>
              </text:list-item>
            </text:list>
          </text:list-item>
        </text:list>
        <text:section text:style-name="Sect1" text:name="Introduccion">
          <text:p text:style-name="P5">Introducción.</text:p>
          <text:p text:style-name="P6"/>
          <text:section text:style-name="Sect1" text:name="Configuraciones y requerimentos">
            <text:p text:style-name="P7">Configuración y requisitos.</text:p>
            <text:p text:style-name="P8">Requerimentos.</text:p>
            <text:list xml:id="list1911540322" text:style-name="L2">
              <text:list-item>
                <text:p text:style-name="P13">Java 11.</text:p>
                <text:list>
                  <text:list-item>
                    <text:p text:style-name="P14">Se requiere como mínimo la “Maquina virtual de java” en su versión 11 o superior, <text:span text:style-name="T3">o como segunda opción algún “kit de desarrollo java ” en su versión 11 como puede ser Oracle JDK o OpenJDK</text:span></text:p>
                  </text:list-item>
                </text:list>
              </text:list-item>
              <text:list-item>
                <text:p text:style-name="P15">Mysql 8.</text:p>
                <text:list>
                  <text:list-item>
                    <text:p text:style-name="P15">Se requiere también el motor de base de datos “MySql” para el funcionamiento de forma local.</text:p>
                  </text:list-item>
                  <text:list-item>
                    <text:p text:style-name="P15">También se necesita la base de datos exportada en un archivo “.sql”, Archivo que se incluye en la descarga con un usuario por defecto.</text:p>
                  </text:list-item>
                  <text:list-item>
                    <text:p text:style-name="P16"/>
                  </text:list-item>
                </text:list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6:03:14.896529963</meta:creation-date>
    <dc:date>2023-01-29T07:42:01.552531794</dc:date>
    <meta:editing-duration>PT3H4M38S</meta:editing-duration>
    <meta:editing-cycles>9</meta:editing-cycles>
    <meta:generator>LibreOffice/7.4.5.1$Linux_X86_64 LibreOffice_project/5b836ae11a8f2f3ddf6e88bcd7da796d725223ae</meta:generator>
    <dc:creator>Juan Pablo Campos</dc:creator>
    <meta:document-statistic meta:table-count="0" meta:image-count="0" meta:object-count="0" meta:page-count="4" meta:paragraph-count="29" meta:word-count="156" meta:character-count="844" meta:non-whitespace-character-count="738"/>
  </office:meta>
</office:document-meta>
</file>